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0000000300DAAC500C.png"/>
  <manifest:file-entry manifest:media-type="image/png" manifest:full-path="Pictures/100002010000040000000300DCC5857C.png"/>
  <manifest:file-entry manifest:media-type="image/png" manifest:full-path="Pictures/10000201000004000000030099153290.png"/>
  <manifest:file-entry manifest:media-type="image/png" manifest:full-path="Pictures/100002010000040000000300BD3447B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H SarabunPSK" svg:font-family="'TH SarabunPSK'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paragraph" svg:width="17cm" svg:height="12.749cm" draw:z-index="0"><draw:image xlink:href="Pictures/10000201000004000000030099153290.png" xlink:type="simple" xlink:show="embed" xlink:actuate="onLoad"/></draw:frame>Dash Board</text:p>
      <text:p text:style-name="P1"><draw:frame draw:style-name="fr1" draw:name="graphics2" text:anchor-type="paragraph" svg:width="17cm" svg:height="12.749cm" draw:z-index="1"><draw:image xlink:href="Pictures/100002010000040000000300BD3447B3.png" xlink:type="simple" xlink:show="embed" xlink:actuate="onLoad"/></draw:frame><text:span text:style-name="T1">Login</text:span><text:line-break/></text:p>
      <text:p text:style-name="P3"><draw:frame draw:style-name="fr1" draw:name="graphics3" text:anchor-type="paragraph" svg:width="17cm" svg:height="12.749cm" draw:z-index="2"><draw:image xlink:href="Pictures/100002010000040000000300DAAC500C.png" xlink:type="simple" xlink:show="embed" xlink:actuate="onLoad"/></draw:frame>Sign Up</text:p>
      <text:p text:style-name="P2"><draw:frame draw:style-name="fr1" draw:name="graphics4" text:anchor-type="paragraph" svg:width="17cm" svg:height="12.749cm" draw:z-index="3"><draw:image xlink:href="Pictures/100002010000040000000300DCC5857C.png" xlink:type="simple" xlink:show="embed" xlink:actuate="onLoad"/></draw:frame>Reset Passwor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H SarabunPSK" svg:font-family="'TH SarabunPSK'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6pt" fo:language="en" fo:country="US" style:letter-kerning="true" style:font-size-asian="12pt" style:language-asian="zh" style:country-asian="CN" style:font-size-complex="16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 SarabunPSK" fo:font-size="16pt" fo:language="en" fo:country="US" style:letter-kerning="true" style:font-name-asian="WenQuanYi Micro Hei" style:font-size-asian="12pt" style:language-asian="zh" style:country-asian="CN" style:font-name-complex="TH SarabunPSK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H SarabunPSK" fo:font-size="16pt" style:font-name-asian="WenQuanYi Micro Hei" style:font-size-asian="14pt" style:font-name-complex="TH SarabunPSK" style:font-size-complex="16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H SarabunPSK" style:font-name-complex="TH SarabunPSK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H SarabunPSK" fo:font-size="14pt" fo:font-style="italic" style:font-size-asian="12pt" style:font-style-asian="italic" style:font-name-complex="TH SarabunPSK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H SarabunPSK" style:font-name-complex="TH SarabunPSK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95cm" fo:margin-bottom="0.73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2-27T12:12:47</meta:creation-date>
    <meta:print-date>2010-12-27T12:15:56</meta:print-date>
    <dc:date>2010-12-27T12:19:59</dc:date>
    <meta:editing-duration>PT7M14S</meta:editing-duration>
    <meta:editing-cycles>4</meta:editing-cycles>
    <meta:generator>OpenOffice.org/3.3$Linux OpenOffice.org_project/330m18$Build-9556</meta:generator>
    <meta:document-statistic meta:table-count="0" meta:image-count="4" meta:object-count="0" meta:page-count="2" meta:paragraph-count="4" meta:word-count="7" meta:character-count="37"/>
  </office:meta>
</office:document-meta>
</file>